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2" style:family="paragraph" style:parent-style-name="Text_20_body">
      <style:paragraph-properties fo:margin-left="1.251cm" fo:margin-right="0cm" fo:text-align="justify" style:justify-single-word="false" fo:text-indent="0cm" style:auto-text-indent="false"/>
    </style:style>
    <style:style style:name="P3" style:family="paragraph" style:parent-style-name="Text_20_body">
      <style:paragraph-properties fo:margin-left="1.251cm" fo:margin-right="0cm" fo:text-align="justify" style:justify-single-word="false" fo:text-indent="0cm" style:auto-text-indent="false" fo:break-before="page"/>
    </style:style>
    <style:style style:name="P4" style:family="paragraph" style:parent-style-name="Standard">
      <style:paragraph-properties fo:break-before="page"/>
    </style:style>
    <style:style style:name="P5" style:family="paragraph" style:parent-style-name="Heading_20_4">
      <style:paragraph-properties fo:margin-left="2.501cm" fo:margin-right="0cm" fo:text-indent="-1.524cm" style:auto-text-indent="false"/>
    </style:style>
    <style:style style:name="P6" style:family="paragraph" style:parent-style-name="Text_20_body" style:list-style-name="L2">
      <style:paragraph-properties fo:text-align="justify" style:justify-single-word="false"/>
    </style:style>
    <style:style style:name="P7" style:family="paragraph" style:parent-style-name="Text_20_body">
      <style:paragraph-properties fo:margin-left="1.251cm" fo:margin-right="0cm" fo:text-align="justify" style:justify-single-word="false" fo:text-indent="0cm" style:auto-text-indent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troducción</text:h>
      <text:p text:style-name="Standard"/>
      <text:p text:style-name="P1"><text:span text:style-name="T1">Mono Grass Theme</text:span> es un tema para <text:span text:style-name="T1">Wordpress</text:span> basado en <text:span text:style-name="T1">Gnome Grass Theme</text:span> del Proyecto <text:span text:style-name="T1">Gnome</text:span>. </text:p>
      <text:p text:style-name="P1"/>
      <text:p text:style-name="P1">Un Theme o tema de Wordpress son un conjunto de archivos, archivos de scripts php, imágenes, hojas de estilos en cascada y archivos de Javascript que permiten personalizar el aspecto de un sitio web basado en Wordpress.</text:p>
      <text:p text:style-name="P1"/>
      <text:p text:style-name="P1">Para ver el Theme original puede acudir al enlace disponible en la bibliografía. Para bajar o colaborar con el desarrollo del tema del proyecto Mono Hispano, deberá acceder al enlace disponible igualmente en la <text:span text:style-name="T1">bibliografía</text:span>.</text:p>
      <text:p text:style-name="Standard"/>
      <text:p text:style-name="P4"/>
      <text:h text:style-name="Heading_20_3" text:outline-level="3">Partes de Mono Grass</text:h>
      <text:p text:style-name="P2"><text:span text:style-name="T1">Mono Grass</text:span> en su directorio raíz de varios directorios y archivos. Los archivos poseen funciones determinantes en la arquitectura de un tema en <text:span text:style-name="T1">WordPress</text:span>, por ejemplo, el archivo <text:span text:style-name="T1">style.css</text:span> contiene los <text:span text:style-name="T1">metadatos</text:span> básicos de un tema, tales como su <text:span text:style-name="T1">autor</text:span>, su <text:span text:style-name="T1">nombre</text:span>, la <text:span text:style-name="T1">versión</text:span>... </text:p>
      <text:p text:style-name="P2"><text:span text:style-name="T1">Mono Grass</text:span> se incluye dentro de una <text:span text:style-name="T1">Solución</text:span> de <text:span text:style-name="T1">MonoDevelop</text:span> e incluye dos proyectos, uno el principal, el que sería el propio tema, llamado <text:span text:style-name="T1">ThemeMonoGrass</text:span> y otro llamado <text:span text:style-name="T1">Paquetes</text:span> que genera el archivo comprimido instalable como <text:span text:style-name="T1">Theme</text:span> de <text:span text:style-name="T1">Wordpress</text:span>. </text:p>
      <text:p text:style-name="P3"/>
      <text:h text:style-name="Heading_20_3" text:outline-level="3">Arquitectura</text:h>
      <text:p text:style-name="P2"/>
      <text:p text:style-name="P2">La arquitectura de un tema en <text:span text:style-name="T1">WordPress</text:span> se basa en carpetas y archivos de script php. Existe una sucesión de páginas que se van sustituyendo las unas a las otras según la función que desempeñan. Por ejemplo, la página <text:span text:style-name="T1">index.php</text:span> se ve sustituida por <text:span text:style-name="T1">single.php</text:span> cuando se ve una noticia completa. Existe una norma básica, si no existe el archivo de script específico se muestra <text:span text:style-name="T1">index.php</text:span> por defecto.</text:p>
      <text:h text:style-name="P5" text:outline-level="4">Sustituciones</text:h>
      <text:list xml:id="list1627787084" text:style-name="L2">
        <text:list-item>
          <text:p text:style-name="P6"><text:span text:style-name="T1">archive.php</text:span> – sustituye a index.php cuando se muestra una <text:span text:style-name="T1">categoría</text:span>.</text:p>
        </text:list-item>
        <text:list-item>
          <text:p text:style-name="P6"><text:span text:style-name="T1">404.php</text:span> – se muestra cuando una página no está disponible. </text:p>
        </text:list-item>
      </text:list>
      <text:p text:style-name="P2"/>
      <text:h text:style-name="Heading_20_3" text:outline-level="3">Imágenes </text:h>
      <text:p text:style-name="Text_20_body"/>
      <text:h text:style-name="Heading_20_3" text:outline-level="3">Maquetando con Grid960</text:h>
      <text:h text:style-name="Heading_20_3" text:outline-level="3"/>
      <text:h text:style-name="Heading_20_3" text:outline-level="3">Cómo colaborar</text:h>
      <text:p text:style-name="Standard"/>
      <text:h text:style-name="Heading_20_3" text:outline-level="3">Bibliografía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6T18:27:42</meta:creation-date>
    <dc:date>2012-02-28T14:04:15</dc:date>
    <meta:editing-duration>PT22H19M54S</meta:editing-duration>
    <meta:editing-cycles>4</meta:editing-cycles>
    <meta:generator>LibreOffice/3.5$MacOSX_x86 LibreOffice_project/7e68ba2-a744ebf-1f241b7-c506db1-7d53735</meta:generator>
    <meta:document-statistic meta:table-count="0" meta:image-count="0" meta:object-count="0" meta:page-count="3" meta:paragraph-count="16" meta:word-count="275" meta:character-count="1701" meta:non-whitespace-character-count="1439"/>
  </office:meta>
</office:document-meta>
</file>